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8.506.</text:p>
          </table:table-cell>
          <table:table-cell table:number-columns-repeated="2"/>
          <table:table-cell office:value-type="string" calcext:value-type="string">
            <text:p>2041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8.500.</text:p>
          </table:table-cell>
          <table:table-cell table:number-columns-repeated="2"/>
          <table:table-cell office:value-type="string" calcext:value-type="string">
            <text:p>246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8.49.</text:p>
          </table:table-cell>
          <table:table-cell table:number-columns-repeated="2"/>
          <table:table-cell office:value-type="string" calcext:value-type="string">
            <text:p>2716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8.49175||</text:p>
          </table:table-cell>
          <table:table-cell table:number-columns-repeated="2"/>
          <table:table-cell office:value-type="string" calcext:value-type="string">
            <text:p>2802.2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6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 table:number-rows-repeated="2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style-name="ce27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755.98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23.96 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.00.0000</text:date>, <text:time style:data-style-name="N2" text:time-value="11:28:25.97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0-26T11:43:42.711000000</dc:date>
    <meta:editing-duration>P1DT13H26M19S</meta:editing-duration>
    <meta:editing-cycles>706</meta:editing-cycles>
    <meta:document-statistic meta:table-count="1" meta:cell-count="3395" meta:object-count="0"/>
  </office:meta>
</office:document-meta>
</file>